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9" table:default-cell-style-name="ce1"/>
        <table:table-row table:style-name="ro1">
          <table:table-cell table:number-columns-repeated="37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AR0307SR</text:p>
          </table:table-cell>
          <table:table-cell office:value-type="string">
            <text:p>{350, 54}</text:p>
          </table:table-cell>
          <table:table-cell office:value-type="string">
            <text:p>{467, 387}</text:p>
          </table:table-cell>
          <table:table-cell office:value-type="string">
            <text:p>A*</text:p>
          </table:table-cell>
          <table:table-cell office:value-type="string">
            <text:p>0.073</text:p>
          </table:table-cell>
          <table:table-cell office:value-type="string">
            <text:p>38583</text:p>
          </table:table-cell>
          <table:table-cell table:style-name="Default" office:value-type="string">
            <text:p>1115.30566</text:p>
          </table:table-cell>
          <table:table-cell office:value-type="string">
            <text:p>87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1.788</text:p>
          </table:table-cell>
          <table:table-cell table:style-name="Default" office:value-type="string">
            <text:p>37614</text:p>
          </table:table-cell>
          <table:table-cell table:style-name="Default" office:value-type="string">
            <text:p>1070.53662</text:p>
          </table:table-cell>
          <table:table-cell table:style-name="Default" office:value-type="string">
            <text:p>5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203</text:p>
          </table:table-cell>
          <table:table-cell table:style-name="Default" office:value-type="string">
            <text:p>109401</text:p>
          </table:table-cell>
          <table:table-cell table:style-name="Default" office:value-type="string">
            <text:p>1162.31970</text:p>
          </table:table-cell>
          <table:table-cell office:value-type="string">
            <text:p>03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060</text:p>
          </table:table-cell>
          <table:table-cell table:style-name="Default" office:value-type="string">
            <text:p>43139</text:p>
          </table:table-cell>
          <table:table-cell table:style-name="Default" office:value-type="string">
            <text:p>1115.30566</text:p>
          </table:table-cell>
          <table:table-cell office:value-type="string">
            <text:p>873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AR0700SR</text:p>
          </table:table-cell>
          <table:table-cell office:value-type="string">
            <text:p>{343, 5}</text:p>
          </table:table-cell>
          <table:table-cell table:style-name="ce3" office:value-type="string">
            <text:p>{188, 462}</text:p>
          </table:table-cell>
          <table:table-cell office:value-type="string">
            <text:p>A*</text:p>
          </table:table-cell>
          <table:table-cell office:value-type="string">
            <text:p>0.106</text:p>
          </table:table-cell>
          <table:table-cell office:value-type="string">
            <text:p>53656</text:p>
          </table:table-cell>
          <table:table-cell office:value-type="string">
            <text:p>637.125977</text:p>
          </table:table-cell>
          <table:table-cell office:value-type="string">
            <text:p>54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1.437</text:p>
          </table:table-cell>
          <table:table-cell office:value-type="string">
            <text:p>46600</text:p>
          </table:table-cell>
          <table:table-cell office:value-type="string">
            <text:p>602.826477</text:p>
          </table:table-cell>
          <table:table-cell office:value-type="string">
            <text:p>4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430</text:p>
          </table:table-cell>
          <table:table-cell office:value-type="string">
            <text:p>257361</text:p>
          </table:table-cell>
          <table:table-cell office:value-type="string">
            <text:p>656.156250</text:p>
          </table:table-cell>
          <table:table-cell office:value-type="string">
            <text:p>55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169</text:p>
          </table:table-cell>
          <table:table-cell office:value-type="string">
            <text:p>117149</text:p>
          </table:table-cell>
          <table:table-cell office:value-type="string">
            <text:p>637.125977</text:p>
          </table:table-cell>
          <table:table-cell office:value-type="string">
            <text:p>546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Flooded Plains</text:p>
          </table:table-cell>
          <table:table-cell office:value-type="string">
            <text:p>{0, 0}</text:p>
          </table:table-cell>
          <table:table-cell office:value-type="string">
            <text:p>{767, 759}</text:p>
          </table:table-cell>
          <table:table-cell office:value-type="string">
            <text:p>A*</text:p>
          </table:table-cell>
          <table:table-cell office:value-type="string">
            <text:p>0.396</text:p>
          </table:table-cell>
          <table:table-cell office:value-type="string">
            <text:p>166860</text:p>
          </table:table-cell>
          <table:table-cell office:value-type="string">
            <text:p>1244.55981</text:p>
          </table:table-cell>
          <table:table-cell office:value-type="string">
            <text:p>98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11.539</text:p>
          </table:table-cell>
          <table:table-cell office:value-type="string">
            <text:p>128420</text:p>
          </table:table-cell>
          <table:table-cell office:value-type="string">
            <text:p>1182.50757</text:p>
          </table:table-cell>
          <table:table-cell office:value-type="string">
            <text:p>4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756</text:p>
          </table:table-cell>
          <table:table-cell office:value-type="string">
            <text:p>397946</text:p>
          </table:table-cell>
          <table:table-cell office:value-type="string">
            <text:p>1280.20227</text:p>
          </table:table-cell>
          <table:table-cell office:value-type="string">
            <text:p>104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532</text:p>
          </table:table-cell>
          <table:table-cell office:value-type="string">
            <text:p>363096</text:p>
          </table:table-cell>
          <table:table-cell office:value-type="string">
            <text:p>1244.55981</text:p>
          </table:table-cell>
          <table:table-cell office:value-type="string">
            <text:p>989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Turbo</text:p>
          </table:table-cell>
          <table:table-cell office:value-type="string">
            <text:p>{534, 125}</text:p>
          </table:table-cell>
          <table:table-cell office:value-type="string">
            <text:p>{225, 638}</text:p>
          </table:table-cell>
          <table:table-cell office:value-type="string">
            <text:p>A*</text:p>
          </table:table-cell>
          <table:table-cell office:value-type="string">
            <text:p>0.566</text:p>
          </table:table-cell>
          <table:table-cell office:value-type="string">
            <text:p>254520</text:p>
          </table:table-cell>
          <table:table-cell office:value-type="string">
            <text:p>1470.71912</text:p>
          </table:table-cell>
          <table:table-cell office:value-type="string">
            <text:p>122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style-name="Default" office:value-type="string">
            <text:p>42.806</text:p>
          </table:table-cell>
          <table:table-cell table:style-name="Default" office:value-type="string">
            <text:p>248304</text:p>
          </table:table-cell>
          <table:table-cell office:value-type="string">
            <text:p>1396.23022</text:p>
          </table:table-cell>
          <table:table-cell office:value-type="string">
            <text:p>4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574</text:p>
          </table:table-cell>
          <table:table-cell office:value-type="string">
            <text:p>268738</text:p>
          </table:table-cell>
          <table:table-cell office:value-type="string">
            <text:p>1499.81726</text:p>
          </table:table-cell>
          <table:table-cell office:value-type="string">
            <text:p>122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515</text:p>
          </table:table-cell>
          <table:table-cell office:value-type="string">
            <text:p>342522</text:p>
          </table:table-cell>
          <table:table-cell office:value-type="string">
            <text:p>1470.71912</text:p>
          </table:table-cell>
          <table:table-cell office:value-type="string">
            <text:p>1228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ooms</text:p>
          </table:table-cell>
          <table:table-cell office:value-type="string">
            <text:p>{1, 1}</text:p>
          </table:table-cell>
          <table:table-cell office:value-type="string">
            <text:p>{511, 511}</text:p>
          </table:table-cell>
          <table:table-cell office:value-type="string">
            <text:p>A*</text:p>
          </table:table-cell>
          <table:table-cell office:value-type="string">
            <text:p>0.250</text:p>
          </table:table-cell>
          <table:table-cell office:value-type="string">
            <text:p>107601</text:p>
          </table:table-cell>
          <table:table-cell office:value-type="string">
            <text:p>839.296326</text:p>
          </table:table-cell>
          <table:table-cell office:value-type="string">
            <text:p>67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0.921</text:p>
          </table:table-cell>
          <table:table-cell office:value-type="string">
            <text:p>87932</text:p>
          </table:table-cell>
          <table:table-cell office:value-type="string">
            <text:p>802.155701</text:p>
          </table:table-cell>
          <table:table-cell office:value-type="string">
            <text:p>5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322</text:p>
          </table:table-cell>
          <table:table-cell office:value-type="string">
            <text:p>153868</text:p>
          </table:table-cell>
          <table:table-cell office:value-type="string">
            <text:p>867.560426</text:p>
          </table:table-cell>
          <table:table-cell office:value-type="string">
            <text:p>71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370</text:p>
          </table:table-cell>
          <table:table-cell office:value-type="string">
            <text:p>246431</text:p>
          </table:table-cell>
          <table:table-cell office:value-type="string">
            <text:p>839.296326</text:p>
          </table:table-cell>
          <table:table-cell office:value-type="string">
            <text:p>679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Maze</text:p>
          </table:table-cell>
          <table:table-cell office:value-type="string">
            <text:p>{1, 1}</text:p>
          </table:table-cell>
          <table:table-cell office:value-type="string">
            <text:p>{511, 511}</text:p>
          </table:table-cell>
          <table:table-cell office:value-type="string">
            <text:p>A*</text:p>
          </table:table-cell>
          <table:table-cell office:value-type="string">
            <text:p>0.131</text:p>
          </table:table-cell>
          <table:table-cell office:value-type="string">
            <text:p>88761</text:p>
          </table:table-cell>
          <table:table-cell office:value-type="string">
            <text:p>3601.25757</text:p>
          </table:table-cell>
          <table:table-cell office:value-type="string">
            <text:p>30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0.148</text:p>
          </table:table-cell>
          <table:table-cell office:value-type="string">
            <text:p>88761</text:p>
          </table:table-cell>
          <table:table-cell office:value-type="string">
            <text:p>3601.25757</text:p>
          </table:table-cell>
          <table:table-cell office:value-type="string">
            <text:p>182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1.455</text:p>
          </table:table-cell>
          <table:table-cell office:value-type="string">
            <text:p>1204317</text:p>
          </table:table-cell>
          <table:table-cell office:value-type="string">
            <text:p>3683.23022</text:p>
          </table:table-cell>
          <table:table-cell office:value-type="string">
            <text:p>321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131</text:p>
          </table:table-cell>
          <table:table-cell office:value-type="string">
            <text:p>102801</text:p>
          </table:table-cell>
          <table:table-cell office:value-type="string">
            <text:p>3601.25757</text:p>
          </table:table-cell>
          <table:table-cell office:value-type="string">
            <text:p>3076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32</text:p>
          </table:table-cell>
          <table:table-cell office:value-type="string">
            <text:p>{0, 0}</text:p>
          </table:table-cell>
          <table:table-cell office:value-type="string">
            <text:p>{31, 31}</text:p>
          </table:table-cell>
          <table:table-cell office:value-type="string">
            <text:p>A*</text:p>
          </table:table-cell>
          <table:table-cell office:value-type="string">
            <text:p>&lt; 0.001</text:p>
          </table:table-cell>
          <table:table-cell office:value-type="string">
            <text:p>309</text:p>
          </table:table-cell>
          <table:table-cell office:value-type="string">
            <text:p>48.1837730</text:p>
          </table:table-cell>
          <table:table-cell office:value-type="string">
            <text:p>3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&lt; 0.001</text:p>
          </table:table-cell>
          <table:table-cell office:value-type="string">
            <text:p>262</text:p>
          </table:table-cell>
          <table:table-cell office:value-type="string">
            <text:p>46.8015099</text:p>
          </table:table-cell>
          <table:table-cell office:value-type="string">
            <text:p>2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007</text:p>
          </table:table-cell>
          <table:table-cell office:value-type="string">
            <text:p>3548</text:p>
          </table:table-cell>
          <table:table-cell office:value-type="string">
            <text:p>54.1837616</text:p>
          </table:table-cell>
          <table:table-cell office:value-type="string">
            <text:p>4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office:value-type="string">
            <text:p>10.876</text:p>
          </table:table-cell>
          <table:table-cell office:value-type="string">
            <text:p>8858940</text:p>
          </table:table-cell>
          <table:table-cell office:value-type="string">
            <text:p>48.1837730</text:p>
          </table:table-cell>
          <table:table-cell office:value-type="string">
            <text:p>3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002</text:p>
          </table:table-cell>
          <table:table-cell office:value-type="string">
            <text:p>715</text:p>
          </table:table-cell>
          <table:table-cell office:value-type="string">
            <text:p>48.1837730</text:p>
          </table:table-cell>
          <table:table-cell office:value-type="string">
            <text:p>37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128</text:p>
          </table:table-cell>
          <table:table-cell office:value-type="string">
            <text:p>{0, 0}</text:p>
          </table:table-cell>
          <table:table-cell office:value-type="string">
            <text:p>{127, 127}</text:p>
          </table:table-cell>
          <table:table-cell office:value-type="string">
            <text:p>A*</text:p>
          </table:table-cell>
          <table:table-cell office:value-type="string">
            <text:p>0.008</text:p>
          </table:table-cell>
          <table:table-cell office:value-type="string">
            <text:p>3590</text:p>
          </table:table-cell>
          <table:table-cell office:value-type="string">
            <text:p>190.149399</text:p>
          </table:table-cell>
          <table:table-cell office:value-type="string">
            <text:p>14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0.009</text:p>
          </table:table-cell>
          <table:table-cell office:value-type="string">
            <text:p>2575</text:p>
          </table:table-cell>
          <table:table-cell office:value-type="string">
            <text:p>185.413101</text:p>
          </table:table-cell>
          <table:table-cell office:value-type="string">
            <text:p>8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354</text:p>
          </table:table-cell>
          <table:table-cell office:value-type="string">
            <text:p>233884</text:p>
          </table:table-cell>
          <table:table-cell office:value-type="string">
            <text:p>206.492432</text:p>
          </table:table-cell>
          <table:table-cell office:value-type="string">
            <text:p>16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017</text:p>
          </table:table-cell>
          <table:table-cell office:value-type="string">
            <text:p>11459</text:p>
          </table:table-cell>
          <table:table-cell office:value-type="string">
            <text:p>190.149399</text:p>
          </table:table-cell>
          <table:table-cell office:value-type="string">
            <text:p>145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256</text:p>
          </table:table-cell>
          <table:table-cell office:value-type="string">
            <text:p>{0, 0}</text:p>
          </table:table-cell>
          <table:table-cell office:value-type="string">
            <text:p>{255, 255}</text:p>
          </table:table-cell>
          <table:table-cell office:value-type="string">
            <text:p>A*</text:p>
          </table:table-cell>
          <table:table-cell office:value-type="string">
            <text:p>0.030</text:p>
          </table:table-cell>
          <table:table-cell office:value-type="string">
            <text:p>12575</text:p>
          </table:table-cell>
          <table:table-cell office:value-type="string">
            <text:p>379.955719</text:p>
          </table:table-cell>
          <table:table-cell office:value-type="string">
            <text:p>28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0.033</text:p>
          </table:table-cell>
          <table:table-cell office:value-type="string">
            <text:p>10035</text:p>
          </table:table-cell>
          <table:table-cell office:value-type="string">
            <text:p>371.762482</text:p>
          </table:table-cell>
          <table:table-cell office:value-type="string">
            <text:p>15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1.657</text:p>
          </table:table-cell>
          <table:table-cell office:value-type="string">
            <text:p>1004748</text:p>
          </table:table-cell>
          <table:table-cell office:value-type="string">
            <text:p>396.600098</text:p>
          </table:table-cell>
          <table:table-cell office:value-type="string">
            <text:p>31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071</text:p>
          </table:table-cell>
          <table:table-cell office:value-type="string">
            <text:p>45870</text:p>
          </table:table-cell>
          <table:table-cell office:value-type="string">
            <text:p>379.955719</text:p>
          </table:table-cell>
          <table:table-cell office:value-type="string">
            <text:p>288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512</text:p>
          </table:table-cell>
          <table:table-cell office:value-type="string">
            <text:p>{0, 0}</text:p>
          </table:table-cell>
          <table:table-cell office:value-type="string">
            <text:p>{511, 511}</text:p>
          </table:table-cell>
          <table:table-cell office:value-type="string">
            <text:p>A*</text:p>
          </table:table-cell>
          <table:table-cell office:value-type="string">
            <text:p>0.132</text:p>
          </table:table-cell>
          <table:table-cell office:value-type="string">
            <text:p>50885</text:p>
          </table:table-cell>
          <table:table-cell office:value-type="string">
            <text:p>758.978027</text:p>
          </table:table-cell>
          <table:table-cell office:value-type="string">
            <text:p>57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0.138</text:p>
          </table:table-cell>
          <table:table-cell office:value-type="string">
            <text:p>40006</text:p>
          </table:table-cell>
          <table:table-cell office:value-type="string">
            <text:p>741,999146</text:p>
          </table:table-cell>
          <table:table-cell office:value-type="string">
            <text:p>29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6.736</text:p>
          </table:table-cell>
          <table:table-cell office:value-type="string">
            <text:p>4185072</text:p>
          </table:table-cell>
          <table:table-cell office:value-type="string">
            <text:p>790.614197</text:p>
          </table:table-cell>
          <table:table-cell office:value-type="string">
            <text:p>62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330</text:p>
          </table:table-cell>
          <table:table-cell office:value-type="string">
            <text:p>183481</text:p>
          </table:table-cell>
          <table:table-cell office:value-type="string">
            <text:p>758.978027</text:p>
          </table:table-cell>
          <table:table-cell office:value-type="string">
            <text:p>573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Random 1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office:value-type="string">
            <text:p>0.002</text:p>
          </table:table-cell>
          <table:table-cell office:value-type="string">
            <text:p>407</text:p>
          </table:table-cell>
          <table:table-cell office:value-type="string">
            <text:p>90.8528671</text:p>
          </table:table-cell>
          <table:table-cell office:value-type="string">
            <text:p>6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office:value-type="string">
            <text:p>0.003</text:p>
          </table:table-cell>
          <table:table-cell office:value-type="string">
            <text:p>412</text:p>
          </table:table-cell>
          <table:table-cell office:value-type="string">
            <text:p>89.6593628</text:p>
          </table:table-cell>
          <table:table-cell office:value-type="string">
            <text:p>1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051</text:p>
          </table:table-cell>
          <table:table-cell office:value-type="string">
            <text:p>27919</text:p>
          </table:table-cell>
          <table:table-cell office:value-type="string">
            <text:p>93.7817383</text:p>
          </table:table-cell>
          <table:table-cell office:value-type="string">
            <text:p>71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office:value-type="string">
            <text:p>43.648</text:p>
          </table:table-cell>
          <table:table-cell office:value-type="string">
            <text:p>38502711</text:p>
          </table:table-cell>
          <table:table-cell office:value-type="string">
            <text:p>90.8528671</text:p>
          </table:table-cell>
          <table:table-cell office:value-type="string">
            <text:p>6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Dijkstra</text:p>
          </table:table-cell>
          <table:table-cell office:value-type="string">
            <text:p>0.006</text:p>
          </table:table-cell>
          <table:table-cell office:value-type="string">
            <text:p>3686</text:p>
          </table:table-cell>
          <table:table-cell office:value-type="string">
            <text:p>90.8528671</text:p>
          </table:table-cell>
          <table:table-cell office:value-type="string">
            <text:p>66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2">
          <table:table-cell/>
          <table:table-cell office:value-type="string">
            <text:p>Random 2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office:value-type="string">
            <text:p>0.002</text:p>
          </table:table-cell>
          <table:table-cell office:value-type="string">
            <text:p>859</text:p>
          </table:table-cell>
          <table:table-cell office:value-type="string">
            <text:p>93.1960068</text:p>
          </table:table-cell>
          <table:table-cell office:value-type="string">
            <text:p>70</text:p>
          </table:table-cell>
          <table:table-cell table:number-columns-repeated="28"/>
        </table:table-row>
        <table:table-row table:style-name="ro2">
          <table:table-cell table:number-columns-repeated="4"/>
          <table:table-cell office:value-type="string">
            <text:p>Theta*</text:p>
          </table:table-cell>
          <table:table-cell office:value-type="string">
            <text:p>0.003</text:p>
          </table:table-cell>
          <table:table-cell office:value-type="string">
            <text:p>687</text:p>
          </table:table-cell>
          <table:table-cell office:value-type="string">
            <text:p>90.8988113</text:p>
          </table:table-cell>
          <table:table-cell office:value-type="string">
            <text:p>2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090</text:p>
          </table:table-cell>
          <table:table-cell office:value-type="string">
            <text:p>41855</text:p>
          </table:table-cell>
          <table:table-cell office:value-type="string">
            <text:p>96.1248779</text:p>
          </table:table-cell>
          <table:table-cell office:value-type="string">
            <text:p>7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2">
          <table:table-cell table:number-columns-repeated="4"/>
          <table:table-cell office:value-type="string">
            <text:p>Dijkstra</text:p>
          </table:table-cell>
          <table:table-cell office:value-type="string">
            <text:p>0.005</text:p>
          </table:table-cell>
          <table:table-cell office:value-type="string">
            <text:p>3275</text:p>
          </table:table-cell>
          <table:table-cell office:value-type="string">
            <text:p>93.1960068</text:p>
          </table:table-cell>
          <table:table-cell office:value-type="string">
            <text:p>70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2">
          <table:table-cell/>
          <table:table-cell office:value-type="string">
            <text:p>Random 3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office:value-type="string">
            <text:p>0.003</text:p>
          </table:table-cell>
          <table:table-cell office:value-type="string">
            <text:p>1020</text:p>
          </table:table-cell>
          <table:table-cell office:value-type="string">
            <text:p>95.5391464</text:p>
          </table:table-cell>
          <table:table-cell office:value-type="string">
            <text:p>74</text:p>
          </table:table-cell>
          <table:table-cell table:number-columns-repeated="28"/>
        </table:table-row>
        <table:table-row table:style-name="ro2">
          <table:table-cell table:number-columns-repeated="4"/>
          <table:table-cell office:value-type="string">
            <text:p>Theta*</text:p>
          </table:table-cell>
          <table:table-cell office:value-type="string">
            <text:p>0.003</text:p>
          </table:table-cell>
          <table:table-cell office:value-type="string">
            <text:p>811</text:p>
          </table:table-cell>
          <table:table-cell office:value-type="string">
            <text:p>92.9773941</text:p>
          </table:table-cell>
          <table:table-cell office:value-type="string">
            <text:p>4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052</text:p>
          </table:table-cell>
          <table:table-cell office:value-type="string">
            <text:p>32838</text:p>
          </table:table-cell>
          <table:table-cell office:value-type="string">
            <text:p>98.4680328</text:p>
          </table:table-cell>
          <table:table-cell office:value-type="string">
            <text:p>7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2">
          <table:table-cell table:number-columns-repeated="4"/>
          <table:table-cell office:value-type="string">
            <text:p>Dijkstra</text:p>
          </table:table-cell>
          <table:table-cell office:value-type="string">
            <text:p>0.005</text:p>
          </table:table-cell>
          <table:table-cell office:value-type="string">
            <text:p>2863</text:p>
          </table:table-cell>
          <table:table-cell office:value-type="string">
            <text:p>95.5391464</text:p>
          </table:table-cell>
          <table:table-cell office:value-type="string">
            <text:p>74</text:p>
          </table:table-cell>
          <table:table-cell table:number-columns-repeated="28"/>
        </table:table-row>
        <table:table-row table:style-name="ro1">
          <table:table-cell table:number-columns-repeated="37"/>
        </table:table-row>
        <table:table-row table:style-name="ro2">
          <table:table-cell/>
          <table:table-cell office:value-type="string">
            <text:p>Random 40%</text:p>
          </table:table-cell>
          <table:table-cell office:value-type="string">
            <text:p>{0, 0}</text:p>
          </table:table-cell>
          <table:table-cell office:value-type="string">
            <text:p>{63, 63}</text:p>
          </table:table-cell>
          <table:table-cell office:value-type="string">
            <text:p>A*</text:p>
          </table:table-cell>
          <table:table-cell office:value-type="string">
            <text:p>0.002</text:p>
          </table:table-cell>
          <table:table-cell office:value-type="string">
            <text:p>625</text:p>
          </table:table-cell>
          <table:table-cell office:value-type="string">
            <text:p>98.3675842</text:p>
          </table:table-cell>
          <table:table-cell office:value-type="string">
            <text:p>76</text:p>
          </table:table-cell>
          <table:table-cell table:number-columns-repeated="28"/>
        </table:table-row>
        <table:table-row table:style-name="ro2">
          <table:table-cell table:number-columns-repeated="4"/>
          <table:table-cell office:value-type="string">
            <text:p>Theta*</text:p>
          </table:table-cell>
          <table:table-cell office:value-type="string">
            <text:p>0.003</text:p>
          </table:table-cell>
          <table:table-cell office:value-type="string">
            <text:p>547</text:p>
          </table:table-cell>
          <table:table-cell office:value-type="string">
            <text:p>96.2006760</text:p>
          </table:table-cell>
          <table:table-cell office:value-type="string">
            <text:p>4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office:value-type="string">
            <text:p>0.049</text:p>
          </table:table-cell>
          <table:table-cell office:value-type="string">
            <text:p>33232</text:p>
          </table:table-cell>
          <table:table-cell office:value-type="string">
            <text:p>107.639603</text:p>
          </table:table-cell>
          <table:table-cell office:value-type="string">
            <text:p>8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4" office:value-type="string">
            <text:p>N/A</text:p>
          </table:table-cell>
          <table:table-cell table:number-columns-repeated="28"/>
        </table:table-row>
        <table:table-row table:style-name="ro2">
          <table:table-cell table:number-columns-repeated="4"/>
          <table:table-cell office:value-type="string">
            <text:p>Dijkstra</text:p>
          </table:table-cell>
          <table:table-cell office:value-type="string">
            <text:p>0.004</text:p>
          </table:table-cell>
          <table:table-cell office:value-type="string">
            <text:p>2435</text:p>
          </table:table-cell>
          <table:table-cell office:value-type="string">
            <text:p>98.3675842</text:p>
          </table:table-cell>
          <table:table-cell office:value-type="string">
            <text:p>76</text:p>
          </table:table-cell>
          <table:table-cell table:number-columns-repeated="28"/>
        </table:table-row>
        <table:table-row table:style-name="ro2" table:number-rows-repeated="95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5/05/2016</text:date>, <text:time>09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5T09:39:06.91</dc:date>
    <meta:editing-duration>PT14H18M36S</meta:editing-duration>
    <meta:editing-cycles>6</meta:editing-cycles>
    <meta:generator>OpenOffice/4.1.1$Win32 OpenOffice.org_project/411m6$Build-9775</meta:generator>
    <meta:document-statistic meta:table-count="3" meta:cell-count="400" meta:object-count="0"/>
  </office:meta>
</office:document-meta>
</file>